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16.8275cm"/>
    </style:style>
    <style:style style:name="co4" style:family="table-column">
      <style:table-column-properties fo:break-before="auto" style:column-width="4.841875cm"/>
    </style:style>
    <style:style style:name="co5" style:family="table-column">
      <style:table-column-properties fo:break-before="auto" style:column-width="9.9218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">
            <text:p>NO</text:p>
          </table:table-cell>
          <table:table-cell office:value-type="string" table:style-name="ce1">
            <text:p>Sensor Name</text:p>
          </table:table-cell>
          <table:table-cell office:value-type="string" table:style-name="ce1">
            <text:p>Link For Code(Gist Link)</text:p>
          </table:table-cell>
          <table:table-cell office:value-type="string" table:style-name="ce1">
            <text:p>Image No_Name</text:p>
          </table:table-cell>
          <table:table-cell office:value-type="string" table:style-name="ce1">
            <text:p>Project Lis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ltraSoni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_ULTRASONIC</text:p>
          </table:table-cell>
          <table:table-cell office:value-type="string" table:style-name="ce1">
            <text:p>1. Measurement of dynamically changing height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2. Parking sensor in cars with safety alarm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3. 360 degree Radar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4.Automatically path selecting robot/car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5.Measurement of dynamically changing diameter in factory production lines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DR</text:p>
          </table:table-cell>
          <table:table-cell office:value-type="string" table:style-name="ce1">
            <text:p>&lt;script src="https://gist.github.com/umangsuthar/fa58423f2b2526ce0d7a3b489d60a276.js"&gt;&lt;/script&gt;</text:p>
          </table:table-cell>
          <table:table-cell office:value-type="string" table:style-name="ce1">
            <text:p>2_LDR</text:p>
          </table:table-cell>
          <table:table-cell office:value-type="string" table:style-name="ce1">
            <text:p>1. LDR Based light Intensity Control for Street Lights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2. Lighting Switch from Sunset to Sunrise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3. Checking if Tubelight in childernroom is ON or OFF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4. Outdoor Lamps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5. Burglar Alarm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LM35 Temprature</text:p>
          </table:table-cell>
          <table:table-cell office:value-type="string" table:style-name="ce1">
            <text:p>&lt;script src="https://gist.github.com/umangsuthar/257d85f53084002d9c175a6aedb174ad.js"&gt;&lt;/script&gt;</text:p>
          </table:table-cell>
          <table:table-cell office:value-type="string" table:style-name="ce1">
            <text:p>3_LM35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PIR Motion</text:p>
          </table:table-cell>
          <table:table-cell office:value-type="string" table:style-name="ce1">
            <text:p>&lt;script src="https://gist.github.com/umangsuthar/3c93791b129c9dc9a3660b0c7de66f07.js"&gt;&lt;/script&gt;</text:p>
          </table:table-cell>
          <table:table-cell office:value-type="string" table:style-name="ce1">
            <text:p>4_PIR Motion</text:p>
          </table:table-cell>
          <table:table-cell office:value-type="string" table:style-name="ce1">
            <text:p>1. Stairway To Lights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2. Vehicle counter (Behild some distance) at toll-booths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3. PIR sensor activated Halloween scare prank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4. Automatically switch Light ON when entering the room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5. Burglar Alarm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RF Module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&lt;script src="https://gist.github.com/umangsuthar/25afcc968f3e73f988ca99ed14108906.js"&gt;&lt;/script&gt;</text:p>
          </table:table-cell>
          <table:table-cell office:value-type="string" table:style-name="ce1">
            <text:p>6_Pressure</text:p>
          </table:table-cell>
          <table:table-cell office:value-type="string" table:style-name="ce1">
            <text:p>1. Skin Pressure Detector in Car Accident Experiments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2. Find availability of gas in LPG gas cylinder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3. React accoring to Pressure (use in Factories/Production Lines/Food Machines)<text:s/>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4. Altitude sensing in Aircrafts,rockets and weather balloons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5. Leak testing by measuring <text:s/>pressure change over time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RFID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lcohol</text:p>
          </table:table-cell>
          <table:table-cell office:value-type="string" table:style-name="ce1">
            <text:p>&lt;script src="https://gist.github.com/umangsuthar/52804372f8973d42d0df229c0a884e6d.js"&gt;&lt;/script&gt;</text:p>
          </table:table-cell>
          <table:table-cell office:value-type="string" table:style-name="ce1">
            <text:p>8_Alcohol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Buzzer</text:p>
          </table:table-cell>
          <table:table-cell office:value-type="string" table:style-name="ce1">
            <text:p>&lt;script src="https://gist.github.com/umangsuthar/3b1accf22eb3771f5d714f6cb0d0efb6.js"&gt;&lt;/script&gt;</text:p>
          </table:table-cell>
          <table:table-cell office:value-type="string" table:style-name="ce1">
            <text:p>9_buzzer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Humidity DHT11</text:p>
          </table:table-cell>
          <table:table-cell office:value-type="string" table:style-name="ce1">
            <text:p>&lt;script src="https://gist.github.com/umangsuthar/46209fe03a151b5032888b537df99989.js"&gt;&lt;/script&gt;</text:p>
          </table:table-cell>
          <table:table-cell office:value-type="string" table:style-name="ce1">
            <text:p>10_Humidity DHT11</text:p>
          </table:table-cell>
          <table:table-cell office:value-type="string" table:style-name="ce1">
            <text:p>1. Room comfort controll/ auto behaving FAN/AC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2. Personal weather station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3. Climate Control for Green Houses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4. Windshield Defogging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string" table:style-name="ce1">
            <text:p>5. Radiator Overheating Alarm in Cars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Soil Moisrure</text:p>
          </table:table-cell>
          <table:table-cell office:value-type="string" table:style-name="ce1">
            <text:p>&lt;script src="https://gist.github.com/umangsuthar/ec3504961e4a7f4c31fb1aa3abfa09bf.js"&gt;&lt;/script&gt;</text:p>
          </table:table-cell>
          <table:table-cell office:value-type="string" table:style-name="ce1">
            <text:p>11_soil moisture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Gas Sensor Smoke</text:p>
          </table:table-cell>
          <table:table-cell office:value-type="string" table:style-name="ce1">
            <text:p>&lt;script src="https://gist.github.com/umangsuthar/5458199c057efd4dd4bc3f116b192e4f.js"&gt;&lt;/script&gt;</text:p>
          </table:table-cell>
          <table:table-cell office:value-type="string" table:style-name="ce1">
            <text:p>12_Gas Sensor Smoke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Gas Sensor LPG</text:p>
          </table:table-cell>
          <table:table-cell office:value-type="string" table:style-name="ce1">
            <text:p>&lt;script src="https://gist.github.com/umangsuthar/6501ce183dfd5b586d3f651ffb9d8015.js"&gt;&lt;/script&gt;</text:p>
          </table:table-cell>
          <table:table-cell office:value-type="string" table:style-name="ce1">
            <text:p>12_Gas Sensor LPG(Any Gas)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Joystick</text:p>
          </table:table-cell>
          <table:table-cell office:value-type="string" table:style-name="ce1">
            <text:p>&lt;script src="https://gist.github.com/umangsuthar/64a5fc1c50863de2191d27617f8a3682.js"&gt;&lt;/script&gt;</text:p>
          </table:table-cell>
          <table:table-cell office:value-type="string" table:style-name="ce1">
            <text:p>13_joystick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Servo</text:p>
          </table:table-cell>
          <table:table-cell office:value-type="string" table:style-name="ce1">
            <text:p>&lt;script src="https://gist.github.com/umangsuthar/a327337d135557349bbea33255ad1dc2.js"&gt;&lt;/script&gt;</text:p>
          </table:table-cell>
          <table:table-cell office:value-type="string" table:style-name="ce1">
            <text:p>14_Servo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Rain Water</text:p>
          </table:table-cell>
          <table:table-cell office:value-type="string" table:style-name="ce1">
            <text:p>&lt;script src="https://gist.github.com/umangsuthar/c3f4a668224ebe4c56b8a1d85a359fce.js"&gt;&lt;/script&gt;</text:p>
          </table:table-cell>
          <table:table-cell office:value-type="string" table:style-name="ce1">
            <text:p>15_Rain Water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Pulse</text:p>
          </table:table-cell>
          <table:table-cell table:number-columns-repeated="16382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Tri Color Led(RGB)</text:p>
          </table:table-cell>
          <table:table-cell office:value-type="string" table:style-name="ce1">
            <text:p>&lt;script src="https://gist.github.com/umangsuthar/45788c44334a64d4c1120dde6802dbbe.js"&gt;&lt;/script&gt;</text:p>
          </table:table-cell>
          <table:table-cell office:value-type="string" table:style-name="ce1">
            <text:p>17_Tri Color Led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lex Sensor</text:p>
          </table:table-cell>
          <table:table-cell office:value-type="string" table:style-name="ce1">
            <text:p>&lt;script src="https://gist.github.com/umangsuthar/1372c2b3b6b3d62f03b66628be278732.js"&gt;&lt;/script&gt;</text:p>
          </table:table-cell>
          <table:table-cell office:value-type="string" table:style-name="ce1">
            <text:p>18_Flex Sensor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Potentiometer</text:p>
          </table:table-cell>
          <table:table-cell office:value-type="string" table:style-name="ce1">
            <text:p>&lt;script src="https://gist.github.com/umangsuthar/21c65df093533dcf515c0b4a9d9bf849.js"&gt;&lt;/script&gt;</text:p>
          </table:table-cell>
          <table:table-cell office:value-type="string" table:style-name="ce1">
            <text:p>19_potentiometer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Water Level</text:p>
          </table:table-cell>
          <table:table-cell office:value-type="string" table:style-name="ce1">
            <text:p>&lt;script src="https://gist.github.com/umangsuthar/d9e93d7dfd8384f5876ee73feed09e74.js"&gt;&lt;/script&gt;</text:p>
          </table:table-cell>
          <table:table-cell office:value-type="string" table:style-name="ce1">
            <text:p>20_Water Level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DC Motor</text:p>
          </table:table-cell>
          <table:table-cell table:number-columns-repeated="1638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Realy Module</text:p>
          </table:table-cell>
          <table:table-cell office:value-type="string" table:style-name="ce1">
            <text:p>&lt;script src="https://gist.github.com/umangsuthar/c29700c9dcb1ff9fd45983ad7b187813.js"&gt;&lt;/script&gt;</text:p>
          </table:table-cell>
          <table:table-cell office:value-type="string" table:style-name="ce1">
            <text:p>22_relay module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&lt;script src="https://gist.github.com/umangsuthar/5f6a0faa771349fa654d5e01c2432e2f.js"&gt;&lt;/script&gt;</text:p>
          </table:table-cell>
          <table:table-cell office:value-type="string" table:style-name="ce1">
            <text:p>23_LED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Laser Module</text:p>
          </table:table-cell>
          <table:table-cell office:value-type="string" table:style-name="ce1">
            <text:p>&lt;script src="https://gist.github.com/umangsuthar/0a9ca22030fa4f42803f95a61618c555.js"&gt;&lt;/script&gt;</text:p>
          </table:table-cell>
          <table:table-cell office:value-type="string" table:style-name="ce1">
            <text:p>24_Laser Module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ound Detection Sensor</text:p>
          </table:table-cell>
          <table:table-cell office:value-type="string" table:style-name="ce1">
            <text:p>&lt;script src="https://gist.github.com/umangsuthar/46e00b228a451e22c8a5f0bcd66ed846.js"&gt;&lt;/script&gt;</text:p>
          </table:table-cell>
          <table:table-cell office:value-type="string" table:style-name="ce1">
            <text:p>25_Sound Detection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Bluetooth</text:p>
          </table:table-cell>
          <table:table-cell table:number-columns-repeated="16382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Vibration Motor</text:p>
          </table:table-cell>
          <table:table-cell table:number-columns-repeated="16382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apacitors</text:p>
          </table:table-cell>
          <table:table-cell table:number-columns-repeated="16382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Switch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IR Sensor</text:p>
          </table:table-cell>
          <table:table-cell table:number-columns-repeated="16382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Accelerometer</text:p>
          </table:table-cell>
          <table:table-cell office:value-type="string" table:style-name="ce1">
            <text:p>&lt;script src="https://gist.github.com/umangsuthar/28792447baa54c7db56e0f08930d24cc.js"&gt;&lt;/script&gt;</text:p>
          </table:table-cell>
          <table:table-cell office:value-type="string" table:style-name="ce1">
            <text:p>31_Accelerometer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number-columns-repeated="16383" table:style-name="ce1"/>
        </table:table-row>
        <table:table-row table:style-name="ro1">
          <table:table-cell office:value-type="float" office:value="33" table:style-name="ce1">
            <text:p>33</text:p>
          </table:table-cell>
          <table:table-cell table:number-columns-repeated="16383" table:style-name="ce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Flame Sensor Analog</text:p>
          </table:table-cell>
          <table:table-cell office:value-type="string" table:style-name="ce1">
            <text:p>&lt;script src="https://gist.github.com/umangsuthar/e51922bc2d51938ad5265a4e9667f5f9.js"&gt;&lt;/script&gt;</text:p>
          </table:table-cell>
          <table:table-cell office:value-type="string" table:style-name="ce1">
            <text:p>34_Flame Sensor Analog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Flame Sensor Digital</text:p>
          </table:table-cell>
          <table:table-cell office:value-type="string" table:style-name="ce1">
            <text:p>&lt;script src="https://gist.github.com/umangsuthar/be40ed5d0cd976298142733dc6792ce1.js"&gt;&lt;/script&gt;</text:p>
          </table:table-cell>
          <table:table-cell office:value-type="string" table:style-name="ce1">
            <text:p>34_Flame Sensor Digital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number-columns-repeated="16383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table:number-columns-repeated="16383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table:number-columns-repeated="16383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table:number-columns-repeated="16383" table:style-name="ce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Capcitive Proximity Sensor</text:p>
          </table:table-cell>
          <table:table-cell table:number-columns-repeated="16382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table:number-columns-repeated="16383" table:style-name="ce1"/>
        </table:table-row>
        <table:table-row table:number-rows-repeated="104851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arth</dc:creator>
    <meta:creation-date>2017-03-11T22:26:16Z</meta:creation-date>
    <dc:date>2017-03-14T10:34:50Z</dc:date>
    <meta:editing-cycles>25</meta:editing-cycles>
    <meta:editing-duration>PT8637S</meta:editing-duration>
  </office:meta>
</office:document-meta>
</file>